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Serif1" svg:font-family="FreeSerif" style:font-family-generic="roman" style:font-pitch="variable"/>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style:tab-stops/>
      </style:paragraph-properties>
    </style:style>
    <style:style style:name="P3" style:family="paragraph" style:parent-style-name="Text_20_body" style:master-page-name="">
      <style:paragraph-properties style:page-number="auto">
        <style:tab-stops/>
      </style:paragraph-properties>
    </style:style>
    <style:style style:name="P4" style:family="paragraph" style:parent-style-name="Text_20_body" style:master-page-name="">
      <style:paragraph-properties fo:orphans="3" fo:widows="3" style:page-number="auto"/>
    </style:style>
    <style:style style:name="P5" style:family="paragraph" style:parent-style-name="Heading_20_1" style:master-page-name="">
      <style:paragraph-properties fo:margin-left="0cm" fo:margin-right="0cm" fo:text-align="center" style:justify-single-word="false" fo:text-indent="0cm" style:auto-text-indent="false" style:page-number="auto">
        <style:tab-stops/>
      </style:paragraph-properties>
      <style:text-properties fo:font-size="36pt" style:font-size-asian="36pt" style:font-size-complex="36pt"/>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48pt" style:font-size-asian="48pt" style:font-size-complex="48pt"/>
    </style:style>
    <style:style style:name="T4" style:family="text">
      <style:text-properties style:font-name="FreeSerif1"/>
    </style:style>
    <style:style style:name="T5" style:family="text">
      <style:text-properties style:font-name="FreeSerif1" fo:font-size="24pt" style:font-size-asian="24pt" style:font-size-complex="24pt"/>
    </style:style>
    <style:style style:name="T6" style:family="text">
      <style:text-properties fo:font-size="15pt" style:font-size-asian="15pt" style:font-size-complex="15pt"/>
    </style:style>
    <style:style style:name="T7" style:family="text">
      <style:text-properties fo:font-size="36pt" style:font-size-asian="36pt" style:font-size-complex="36pt"/>
    </style:style>
    <style:style style:name="T8"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ienvenue<text:line-break/>chez Vous<text:line-break/><text:span text:style-name="T8">de Ghislain « Court-Jus » Lévêque</text:span></text:h>
      <text:h text:style-name="Heading_20_2" text:outline-level="2">Objectif</text:h>
      <text:p text:style-name="Text_20_body">L'objectif de ce jeu est d'obtenir le plus de points de victoire possible en construisant une maison qui corresponde le plus possible aux critères définis en début de partie.</text:p>
      <text:h text:style-name="Heading_20_2" text:outline-level="2">Matériel</text:h>
      <text:p text:style-name="P3">1 plateau de jeu central</text:p>
      <text:p text:style-name="P2">1 plateau individuel par joueur</text:p>
      <text:p text:style-name="P3">100 tuiles</text:p>
      <text:p text:style-name="P2">18 cartes</text:p>
      <text:p text:style-name="P2">3 ouvriers par joueur</text:p>
      <text:p text:style-name="P2">10 cartes « Famille »</text:p>
      <text:p text:style-name="P2">1 marqueur de score par joueur</text:p>
      <text:p text:style-name="P2">1 marqueur premier joueur</text:p>
      <text:p text:style-name="P3">De l'argent</text:p>
      <text:p text:style-name="P2">30 portes</text:p>
      <text:h text:style-name="Heading_20_2" text:outline-level="2">Mise en place</text:h>
      <text:p text:style-name="P4">Chaque joueur place devant lui son <text:span text:style-name="T1">plateau individuel</text:span> et positionne son <text:span text:style-name="T1">marqueur de score</text:span> sur la position « 0 » de la <text:span text:style-name="T1">piste de score</text:span>. Le <text:span text:style-name="T1">plateau central</text:span> est positionné au centre de la table. Les <text:span text:style-name="T1">cartes</text:span> sont mélangées et placées face cachée sur la table.</text:p>
      <text:p text:style-name="Text_20_body">Les <text:span text:style-name="T1">tuiles aménagement extérieur</text:span> sont séparées des autres, mélangées et placées face cachée en une pile au centre de la table.</text:p>
      <text:p text:style-name="Text_20_body">Les <text:span text:style-name="T1">autres tuiles</text:span> sont mélangées et placées face cachée en plusieurs <text:span text:style-name="T1">piles</text:span> (2 par joueur) au centre de la table. Retourner face visible la première tuile de 2 des piles. Les <text:span text:style-name="T1">portes</text:span> sont mises à disposition des joueurs.</text:p>
      <text:p text:style-name="Text_20_body">Chaque joueur reçoit une <text:span text:style-name="T1">carte Famille</text:span> et prend autant de pièces d'argent qu'indiqué sur la carte.</text:p>
      <text:p text:style-name="Text_20_body">Déterminer aléatoirement le premier joueur, celui-ci reçoit le marqueur premier joueur.</text:p>
      <text:h text:style-name="Heading_20_2" text:outline-level="2">Phases de jeu</text:h>
      <text:p text:style-name="Text_20_body">Le jeu se découpe en 2 phases : construction de la maison et aménagement extérieur. Un joueur qui a satisfait tous les critères de sa famille, se voit allouer un budget supplémentaire pour effectuer des aménagements extérieurs sur son terrain.</text:p>
      <text:h text:style-name="Heading_20_2" text:outline-level="2">Tour de jeu</text:h>
      <text:p text:style-name="Text_20_body">Chaque joueur, en commençant par celui qui possède le marqueur premier joueur peut effectuer une action « ouvrier » et une action « libre ». Lorsque tous les joueurs ont posé tous leurs ouvriers, c'est la fin du tour.</text:p>
      <text:p text:style-name="Text_20_body">Les joueurs récupèrent alors leurs ouvriers, le marqueur premier joueur passe au joueur suivant (sens horaire) et les cartes posées sont révélées.</text:p>
      <text:h text:style-name="Heading_20_2" text:outline-level="2">Actions « ouvrier »</text:h>
      <text:p text:style-name="Text_20_body">Pour effectuer ces actions, il faut utiliser l'un de ses ouvriers. Il n'est donc pas possible d'effectuer ces actions si on ne dispose pas d'ouvrier.</text:p>
      <text:list xml:id="list454058659" text:style-name="L1">
        <text:list-item>
          <text:p text:style-name="P1">Piocher des tuiles : le joueur pioche 2 tuiles sur le dessus d'une pile et pose son ouvrier sur cette pile. Il choisit ensuite quelle tuile il désire poser et défausse l'autre au Discount. Il doit payer le prix nécessaire pour poser la tuile avec éventuellement le surcoût de la pose d'une porte.</text:p>
        </text:list-item>
        <text:list-item>
          <text:p text:style-name="P1">Activer une carte : le joueur pose son ouvrier sur une carte (corruption ou anti-trust) déjà révélée et effectue l'action indiquée sur la carte. Dans le cas d'une carte corruption, l'effet bénéfique pour le propriétaire de la carte n'est activé que si le joueur n'est pas lui même le propriétaire de la car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Serif1" svg:font-family="FreeSerif" style:font-family-generic="roman" style:font-pitch="variable"/>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line-spacing="0cm" fo:orphans="2" fo:widows="2" style:page-number="auto"/>
      <style:text-properties style:font-name="FreeSerif"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ackground-color="#e6e6e6" fo:padding="0cm" fo:border-left="none" fo:border-right="none" fo:border-top="none" fo:border-bottom="0.26pt solid #000000" style:shadow="none">
        <style:background-image/>
      </style:paragraph-properties>
      <style:text-properties fo:color="#000000" style:font-name="FreeSans" fo:font-size="18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FreeSans" fo:font-size="240%" fo:font-weight="normal"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497cm">
          <style:column style:rel-width="5385*" fo:start-indent="0cm" fo:end-indent="0.249cm"/>
          <style:column style:rel-width="5387*"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islain Lévêque</meta:initial-creator>
    <meta:creation-date>2012-10-15T11:56:29</meta:creation-date>
    <dc:date>2012-10-19T16:56:22</dc:date>
    <dc:creator>Ghislain Lévêque</dc:creator>
    <meta:editing-duration>P1DT5H13M35S</meta:editing-duration>
    <meta:editing-cycles>4</meta:editing-cycles>
    <meta:generator>LibreOffice/3.4$Linux LibreOffice_project/340m1$Build-402</meta:generator>
    <meta:document-statistic meta:table-count="0" meta:image-count="0" meta:object-count="0" meta:page-count="1" meta:paragraph-count="29" meta:word-count="456" meta:character-count="2634" meta:non-whitespace-character-count="2209"/>
  </office:meta>
</office:document-meta>
</file>